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UtilsBean.getProperty( Object bea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isReadable( Object bean , String 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ropertyUtilsBean.getPropertyType( Object bean ,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ropertyUtilsBean.getNestedProperty( Object bean ,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ropertyUtilsBean.setResolver( 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UtilsBean.getReadMethod(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setIndexedProperty( Object bean , String name , int index , Object valu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PropertyUtilsBean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isWriteable( Object bean , String 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PropertyUtilsBean.setNestedProperty( Object bean , String nam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PropertyUtilsBean.getPropertyOfMapBean( Map bean , String propert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UtilsBean.getWriteMethod(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setProperty( Object bean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setMappedProperty( Object bean , String name , String key , Object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ropertyUtilsBean.getWriteMethod( Class clazz ,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getPropertyDescriptors(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UtilsBean.getMappedProperty( Object bean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UtilsBean.getPropertyDescriptors( Class beanClas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PropertyUtilsBean.PropertyUtils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UtilsBean.clear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UtilsBean.getSimpleProperty( Object bean , String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ropertyUtilsBean.setMappedProperty( Object bean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pertyUtilsBean.setPropertyOfMapBean( Map bean , String propertyName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UtilsBean.getPropertyEditorClass( Object bean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UtilsBean.getIndexedProperty( Object bean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UtilsBean.getReadMethod( Class clazz , Property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UtilsBean.invokeMethod( Method method , Object bean , Object [ ] valu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ropertyUtilsBean.getIndexedProperty( Object bean , String name , int ind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ropertyUtilsBean.setSimpleProperty( Object bean , String name , Object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pertyUtilsBean.setIndexedProperty( Object bean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pertyUtilsBean.getMappedPropertyDescriptors(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UtilsBean.getMappedProperty( Object bean , String name , String ke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PropertyUtilsBean.getPropertyDescriptor( Object bean , String 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ropertyUtilsBean.getMappedPropertyDescriptors( Class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UtilsBean.describe( Object bea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pertyUtilsBean.copyProperties( Object dest , Object orig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  <table:table-cell office:value-type="float" office:value="69">
            <text:p text:style-name="Table_20_Contents"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